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08680555555556cm"/>
    </style:style>
    <style:style style:name="co3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<text:s/>After months</text:p>
          </table:table-cell>
          <table:table-cell office:value-type="string" table:style-name="ce1">
            <text:p>Balance</text:p>
          </table:table-cell>
          <table:table-cell office:value-type="string" table:style-name="ce1">
            <text:p>Payment</text:p>
          </table:table-cell>
          <table:table-cell table:number-columns-repeated="2" table:style-name="ce1"/>
          <table:table-cell office:value-type="string" table:style-name="ce1">
            <text:p>Interest p.m</text:p>
          </table:table-cell>
          <table:table-cell office:value-type="float" office:value="6.6666666666666666E-2" table:formula="of:=[.G2]/12" table:style-name="ce1">
            <text:p>0.066666667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0000" table:formula="of:=[.$G$3]" table:style-name="ce1">
            <text:p>300000</text:p>
          </table:table-cell>
          <table:table-cell table:number-columns-repeated="3" table:style-name="ce1"/>
          <table:table-cell office:value-type="string" table:style-name="ce1">
            <text:p>Interest p.a</text:p>
          </table:table-cell>
          <table:table-cell office:value-type="float" office:value="0.8" table:formula="of:=0.8" table:style-name="ce1">
            <text:p>0.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20000" table:formula="of:=[.B2]*(1+[.$G$1])-[.C3]" table:style-name="ce1">
            <text:p>320000</text:p>
          </table:table-cell>
          <table:table-cell office:value-type="float" office:value="0" table:formula="of:=0" table:style-name="ce1">
            <text:p>0</text:p>
          </table:table-cell>
          <table:table-cell table:number-columns-repeated="2" table:style-name="ce1"/>
          <table:table-cell office:value-type="string" table:style-name="ce1">
            <text:p>initial amo</text:p>
          </table:table-cell>
          <table:table-cell office:value-type="float" office:value="300000" table:formula="of:=300000" table:style-name="ce1">
            <text:p>30000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41333.33333333331" table:formula="of:=[.B3]*(1+[.$G$1])-[.C4]" table:style-name="ce1">
            <text:p>341333.3333</text:p>
          </table:table-cell>
          <table:table-cell office:value-type="float" office:value="0" table:formula="of:=0" table:style-name="ce1">
            <text:p>0</text:p>
          </table:table-cell>
          <table:table-cell table:number-columns-repeated="2" table:style-name="ce1"/>
          <table:table-cell office:value-type="string" table:style-name="ce1">
            <text:p>instalment</text:p>
          </table:table-cell>
          <table:table-cell office:value-type="float" office:value="29651.045247405102" table:style-name="ce1">
            <text:p>29651.04525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64088.88888888888" table:formula="of:=[.B4]*(1+[.$G$1])-[.C5]" table:style-name="ce1">
            <text:p>364088.8889</text:p>
          </table:table-cell>
          <table:table-cell office:value-type="float" office:value="0" table:formula="of:=0" table:style-name="ce1">
            <text:p>0</text:p>
          </table:table-cell>
          <table:table-cell table:number-columns-repeated="2" table:style-name="ce1"/>
          <table:table-cell office:value-type="string" table:style-name="ce1">
            <text:p>increase</text:p>
          </table:table-cell>
          <table:table-cell office:value-type="float" office:value="0.02" table:formula="of:=2/100" table:style-name="ce1">
            <text:p>0.02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88361.48148148146" table:formula="of:=[.B5]*(1+[.$G$1])-[.C6]" table:style-name="ce1">
            <text:p>388361.4815</text:p>
          </table:table-cell>
          <table:table-cell office:value-type="float" office:value="0" table:formula="of:=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14252.24691358022" table:formula="of:=[.B6]*(1+[.$G$1])-[.C7]" table:style-name="ce1">
            <text:p>414252.2469</text:p>
          </table:table-cell>
          <table:table-cell office:value-type="float" office:value="0" table:formula="of:=0" table:style-name="ce1">
            <text:p>0</text:p>
          </table:table-cell>
          <table:table-cell table:number-columns-repeated="2" table:style-name="ce1"/>
          <table:table-cell office:value-type="string" table:style-name="ce1">
            <text:p>Total payment:</text:p>
          </table:table-cell>
          <table:table-cell office:value-type="float" office:value="2727896.1627612724" table:formula="of:=SUM([.C9:.C100])" table:style-name="ce1">
            <text:p>2727896.163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41869.06337448559" table:formula="of:=[.B7]*(1+[.$G$1])-[.C8]" table:style-name="ce1">
            <text:p>441869.0634</text:p>
          </table:table-cell>
          <table:table-cell office:value-type="float" office:value="0" table:formula="of:=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41675.95568537951" table:formula="of:=[.B8]*(1+[.$G$1])-[.C9]" table:style-name="ce1">
            <text:p>441675.9557</text:p>
          </table:table-cell>
          <table:table-cell office:value-type="float" office:value="29651.045247405102" table:formula="of:=[.G4]" table:style-name="ce1">
            <text:p>29651.04525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41469.97415033303" table:formula="of:=[.B9]*(1+[.$G$1])-[.C10]" table:style-name="ce1">
            <text:p>441469.9742</text:p>
          </table:table-cell>
          <table:table-cell office:value-type="float" office:value="29651.045247405102" table:formula="of:=[.C9]" table:style-name="ce1">
            <text:p>29651.04525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41250.26051295007" table:formula="of:=[.B10]*(1+[.$G$1])-[.C11]" table:style-name="ce1">
            <text:p>441250.2605</text:p>
          </table:table-cell>
          <table:table-cell office:value-type="float" office:value="29651.045247405102" table:formula="of:=[.C10]" table:style-name="ce1">
            <text:p>29651.04525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1015.89929974161" table:formula="of:=[.B11]*(1+[.$G$1])-[.C12]" table:style-name="ce1">
            <text:p>441015.8993</text:p>
          </table:table-cell>
          <table:table-cell office:value-type="float" office:value="29651.045247405102" table:formula="of:=[.C11]" table:style-name="ce1">
            <text:p>29651.04525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40765.91400565259" table:formula="of:=[.B12]*(1+[.$G$1])-[.C13]" table:style-name="ce1">
            <text:p>440765.914</text:p>
          </table:table-cell>
          <table:table-cell office:value-type="float" office:value="29651.045247405102" table:formula="of:=[.C12]" table:style-name="ce1">
            <text:p>29651.04525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40499.26302529097" table:formula="of:=[.B13]*(1+[.$G$1])-[.C14]" table:style-name="ce1">
            <text:p>440499.263</text:p>
          </table:table-cell>
          <table:table-cell office:value-type="float" office:value="29651.045247405102" table:formula="of:=[.C13]" table:style-name="ce1">
            <text:p>29651.04525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40214.83531290526" table:formula="of:=[.B14]*(1+[.$G$1])-[.C15]" table:style-name="ce1">
            <text:p>440214.8353</text:p>
          </table:table-cell>
          <table:table-cell office:value-type="float" office:value="29651.045247405102" table:formula="of:=[.C14]" table:style-name="ce1">
            <text:p>29651.04525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39911.44575302716" table:formula="of:=[.B15]*(1+[.$G$1])-[.C16]" table:style-name="ce1">
            <text:p>439911.4458</text:p>
          </table:table-cell>
          <table:table-cell office:value-type="float" office:value="29651.045247405102" table:formula="of:=[.C15]" table:style-name="ce1">
            <text:p>29651.04525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39587.83022249048" table:formula="of:=[.B16]*(1+[.$G$1])-[.C17]" table:style-name="ce1">
            <text:p>439587.8302</text:p>
          </table:table-cell>
          <table:table-cell office:value-type="float" office:value="29651.045247405102" table:formula="of:=[.C16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39242.64032325137" table:formula="of:=[.B17]*(1+[.$G$1])-[.C18]" table:style-name="ce1">
            <text:p>439242.6403</text:p>
          </table:table-cell>
          <table:table-cell office:value-type="float" office:value="29651.045247405102" table:formula="of:=[.C17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38874.43776406301" table:formula="of:=[.B18]*(1+[.$G$1])-[.C19]" table:style-name="ce1">
            <text:p>438874.4378</text:p>
          </table:table-cell>
          <table:table-cell office:value-type="float" office:value="29651.045247405102" table:formula="of:=[.C18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38481.68836759543" table:formula="of:=[.B19]*(1+[.$G$1])-[.C20]" table:style-name="ce1">
            <text:p>438481.6884</text:p>
          </table:table-cell>
          <table:table-cell office:value-type="float" office:value="29651.045247405102" table:formula="of:=[.C19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38062.75567802996" table:formula="of:=[.B20]*(1+[.$G$1])-[.C21]" table:style-name="ce1">
            <text:p>438062.7557</text:p>
          </table:table-cell>
          <table:table-cell office:value-type="float" office:value="29651.045247405102" table:formula="of:=[.C20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37615.89414249349" table:formula="of:=[.B21]*(1+[.$G$1])-[.C22]" table:style-name="ce1">
            <text:p>437615.8941</text:p>
          </table:table-cell>
          <table:table-cell office:value-type="float" office:value="29651.045247405102" table:formula="of:=[.C21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37139.24183792126" table:formula="of:=[.B22]*(1+[.$G$1])-[.C23]" table:style-name="ce1">
            <text:p>437139.2418</text:p>
          </table:table-cell>
          <table:table-cell office:value-type="float" office:value="29651.045247405102" table:formula="of:=[.C22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36630.81271304423" table:formula="of:=[.B23]*(1+[.$G$1])-[.C24]" table:style-name="ce1">
            <text:p>436630.8127</text:p>
          </table:table-cell>
          <table:table-cell office:value-type="float" office:value="29651.045247405102" table:formula="of:=[.C23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36088.48831317539" table:formula="of:=[.B24]*(1+[.$G$1])-[.C25]" table:style-name="ce1">
            <text:p>436088.4883</text:p>
          </table:table-cell>
          <table:table-cell office:value-type="float" office:value="29651.045247405102" table:formula="of:=[.C24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35510.00895331526" table:formula="of:=[.B25]*(1+[.$G$1])-[.C26]" table:style-name="ce1">
            <text:p>435510.009</text:p>
          </table:table-cell>
          <table:table-cell office:value-type="float" office:value="29651.045247405102" table:formula="of:=[.C25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34892.9643027978" table:formula="of:=[.B26]*(1+[.$G$1])-[.C27]" table:style-name="ce1">
            <text:p>434892.9643</text:p>
          </table:table-cell>
          <table:table-cell office:value-type="float" office:value="29651.045247405102" table:formula="of:=[.C26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34234.78334224585" table:formula="of:=[.B27]*(1+[.$G$1])-[.C28]" table:style-name="ce1">
            <text:p>434234.7833</text:p>
          </table:table-cell>
          <table:table-cell office:value-type="float" office:value="29651.045247405102" table:formula="of:=[.C27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33532.72365099046" table:formula="of:=[.B28]*(1+[.$G$1])-[.C29]" table:style-name="ce1">
            <text:p>433532.7237</text:p>
          </table:table-cell>
          <table:table-cell office:value-type="float" office:value="29651.045247405102" table:formula="of:=[.C28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32783.859980318" table:formula="of:=[.B29]*(1+[.$G$1])-[.C30]" table:style-name="ce1">
            <text:p>432783.86</text:p>
          </table:table-cell>
          <table:table-cell office:value-type="float" office:value="29651.045247405102" table:formula="of:=[.C29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31985.07206493407" table:formula="of:=[.B30]*(1+[.$G$1])-[.C31]" table:style-name="ce1">
            <text:p>431985.0721</text:p>
          </table:table-cell>
          <table:table-cell office:value-type="float" office:value="29651.045247405102" table:formula="of:=[.C30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31133.0316218579" table:formula="of:=[.B31]*(1+[.$G$1])-[.C32]" table:style-name="ce1">
            <text:p>431133.0316</text:p>
          </table:table-cell>
          <table:table-cell office:value-type="float" office:value="29651.045247405102" table:formula="of:=[.C31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30224.18848257663" table:formula="of:=[.B32]*(1+[.$G$1])-[.C33]" table:style-name="ce1">
            <text:p>430224.1885</text:p>
          </table:table-cell>
          <table:table-cell office:value-type="float" office:value="29651.045247405102" table:formula="of:=[.C32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29254.75580067659" table:formula="of:=[.B33]*(1+[.$G$1])-[.C34]" table:style-name="ce1">
            <text:p>429254.7558</text:p>
          </table:table-cell>
          <table:table-cell office:value-type="float" office:value="29651.045247405102" table:formula="of:=[.C33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28220.69427331653" table:formula="of:=[.B34]*(1+[.$G$1])-[.C35]" table:style-name="ce1">
            <text:p>428220.6943</text:p>
          </table:table-cell>
          <table:table-cell office:value-type="float" office:value="29651.045247405102" table:formula="of:=[.C34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27117.69531079917" table:formula="of:=[.B35]*(1+[.$G$1])-[.C36]" table:style-name="ce1">
            <text:p>427117.6953</text:p>
          </table:table-cell>
          <table:table-cell office:value-type="float" office:value="29651.045247405102" table:formula="of:=[.C35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25941.16308411397" table:formula="of:=[.B36]*(1+[.$G$1])-[.C37]" table:style-name="ce1">
            <text:p>425941.1631</text:p>
          </table:table-cell>
          <table:table-cell office:value-type="float" office:value="29651.045247405102" table:formula="of:=[.C36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24686.19537564978" table:formula="of:=[.B37]*(1+[.$G$1])-[.C38]" table:style-name="ce1">
            <text:p>424686.1954</text:p>
          </table:table-cell>
          <table:table-cell office:value-type="float" office:value="29651.045247405102" table:formula="of:=[.C37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23347.56315328798" table:formula="of:=[.B38]*(1+[.$G$1])-[.C39]" table:style-name="ce1">
            <text:p>423347.5632</text:p>
          </table:table-cell>
          <table:table-cell office:value-type="float" office:value="29651.045247405102" table:formula="of:=[.C38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21919.68878276873" table:formula="of:=[.B39]*(1+[.$G$1])-[.C40]" table:style-name="ce1">
            <text:p>421919.6888</text:p>
          </table:table-cell>
          <table:table-cell office:value-type="float" office:value="29651.045247405102" table:formula="of:=[.C39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20396.62278754817" table:formula="of:=[.B40]*(1+[.$G$1])-[.C41]" table:style-name="ce1">
            <text:p>420396.6228</text:p>
          </table:table-cell>
          <table:table-cell office:value-type="float" office:value="29651.045247405102" table:formula="of:=[.C40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18772.01905931294" table:formula="of:=[.B41]*(1+[.$G$1])-[.C42]" table:style-name="ce1">
            <text:p>418772.0191</text:p>
          </table:table-cell>
          <table:table-cell office:value-type="float" office:value="29651.045247405102" table:formula="of:=[.C41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17039.10841586202" table:formula="of:=[.B42]*(1+[.$G$1])-[.C43]" table:style-name="ce1">
            <text:p>417039.1084</text:p>
          </table:table-cell>
          <table:table-cell office:value-type="float" office:value="29651.045247405102" table:formula="of:=[.C42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15190.670396181" table:formula="of:=[.B43]*(1+[.$G$1])-[.C44]" table:style-name="ce1">
            <text:p>415190.6704</text:p>
          </table:table-cell>
          <table:table-cell office:value-type="float" office:value="29651.045247405102" table:formula="of:=[.C43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13219.00317518791" table:formula="of:=[.B44]*(1+[.$G$1])-[.C45]" table:style-name="ce1">
            <text:p>413219.0032</text:p>
          </table:table-cell>
          <table:table-cell office:value-type="float" office:value="29651.045247405102" table:formula="of:=[.C44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11115.89147279528" table:formula="of:=[.B45]*(1+[.$G$1])-[.C46]" table:style-name="ce1">
            <text:p>411115.8915</text:p>
          </table:table-cell>
          <table:table-cell office:value-type="float" office:value="29651.045247405102" table:formula="of:=[.C45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08872.57232357649" table:formula="of:=[.B46]*(1+[.$G$1])-[.C47]" table:style-name="ce1">
            <text:p>408872.5723</text:p>
          </table:table-cell>
          <table:table-cell office:value-type="float" office:value="29651.045247405102" table:formula="of:=[.C46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06479.6985644098" table:formula="of:=[.B47]*(1+[.$G$1])-[.C48]" table:style-name="ce1">
            <text:p>406479.6986</text:p>
          </table:table-cell>
          <table:table-cell office:value-type="float" office:value="29651.045247405102" table:formula="of:=[.C47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03927.29988796532" table:formula="of:=[.B48]*(1+[.$G$1])-[.C49]" table:style-name="ce1">
            <text:p>403927.2999</text:p>
          </table:table-cell>
          <table:table-cell office:value-type="float" office:value="29651.045247405102" table:formula="of:=[.C48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01204.74129975785" table:formula="of:=[.B49]*(1+[.$G$1])-[.C50]" table:style-name="ce1">
            <text:p>401204.7413</text:p>
          </table:table-cell>
          <table:table-cell office:value-type="float" office:value="29651.045247405102" table:formula="of:=[.C49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98300.67880566989" table:formula="of:=[.B50]*(1+[.$G$1])-[.C51]" table:style-name="ce1">
            <text:p>398300.6788</text:p>
          </table:table-cell>
          <table:table-cell office:value-type="float" office:value="29651.045247405102" table:formula="of:=[.C50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95203.01214530942" table:formula="of:=[.B51]*(1+[.$G$1])-[.C52]" table:style-name="ce1">
            <text:p>395203.0121</text:p>
          </table:table-cell>
          <table:table-cell office:value-type="float" office:value="29651.045247405102" table:formula="of:=[.C51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91898.83437425824" table:formula="of:=[.B52]*(1+[.$G$1])-[.C53]" table:style-name="ce1">
            <text:p>391898.8344</text:p>
          </table:table-cell>
          <table:table-cell office:value-type="float" office:value="29651.045247405102" table:formula="of:=[.C52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88374.378085137" table:formula="of:=[.B53]*(1+[.$G$1])-[.C54]" table:style-name="ce1">
            <text:p>388374.3781</text:p>
          </table:table-cell>
          <table:table-cell office:value-type="float" office:value="29651.045247405102" table:formula="of:=[.C53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84614.95804340765" table:formula="of:=[.B54]*(1+[.$G$1])-[.C55]" table:style-name="ce1">
            <text:p>384614.958</text:p>
          </table:table-cell>
          <table:table-cell office:value-type="float" office:value="29651.045247405102" table:formula="of:=[.C54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80604.90999889636" table:formula="of:=[.B55]*(1+[.$G$1])-[.C56]" table:style-name="ce1">
            <text:p>380604.91</text:p>
          </table:table-cell>
          <table:table-cell office:value-type="float" office:value="29651.045247405102" table:formula="of:=[.C55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76327.52541808429" table:formula="of:=[.B56]*(1+[.$G$1])-[.C57]" table:style-name="ce1">
            <text:p>376327.5254</text:p>
          </table:table-cell>
          <table:table-cell office:value-type="float" office:value="29651.045247405102" table:formula="of:=[.C56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71764.98186521808" table:formula="of:=[.B57]*(1+[.$G$1])-[.C58]" table:style-name="ce1">
            <text:p>371764.9819</text:p>
          </table:table-cell>
          <table:table-cell office:value-type="float" office:value="29651.045247405102" table:formula="of:=[.C57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66898.26874216081" table:formula="of:=[.B58]*(1+[.$G$1])-[.C59]" table:style-name="ce1">
            <text:p>366898.2687</text:p>
          </table:table-cell>
          <table:table-cell office:value-type="float" office:value="29651.045247405102" table:formula="of:=[.C58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61707.10807756643" table:formula="of:=[.B59]*(1+[.$G$1])-[.C60]" table:style-name="ce1">
            <text:p>361707.1081</text:p>
          </table:table-cell>
          <table:table-cell office:value-type="float" office:value="29651.045247405102" table:formula="of:=[.C59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56169.87003533239" table:formula="of:=[.B60]*(1+[.$G$1])-[.C61]" table:style-name="ce1">
            <text:p>356169.87</text:p>
          </table:table-cell>
          <table:table-cell office:value-type="float" office:value="29651.045247405102" table:formula="of:=[.C60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50263.48279028275" table:formula="of:=[.B61]*(1+[.$G$1])-[.C62]" table:style-name="ce1">
            <text:p>350263.4828</text:p>
          </table:table-cell>
          <table:table-cell office:value-type="float" office:value="29651.045247405102" table:formula="of:=[.C61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43963.33639556315" table:formula="of:=[.B62]*(1+[.$G$1])-[.C63]" table:style-name="ce1">
            <text:p>343963.3364</text:p>
          </table:table-cell>
          <table:table-cell office:value-type="float" office:value="29651.045247405102" table:formula="of:=[.C62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37243.18024119554" table:formula="of:=[.B63]*(1+[.$G$1])-[.C64]" table:style-name="ce1">
            <text:p>337243.1802</text:p>
          </table:table-cell>
          <table:table-cell office:value-type="float" office:value="29651.045247405102" table:formula="of:=[.C63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30075.01367653679" table:formula="of:=[.B64]*(1+[.$G$1])-[.C65]" table:style-name="ce1">
            <text:p>330075.0137</text:p>
          </table:table-cell>
          <table:table-cell office:value-type="float" office:value="29651.045247405102" table:formula="of:=[.C64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22428.96934090077" table:formula="of:=[.B65]*(1+[.$G$1])-[.C66]" table:style-name="ce1">
            <text:p>322428.9693</text:p>
          </table:table-cell>
          <table:table-cell office:value-type="float" office:value="29651.045247405102" table:formula="of:=[.C65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14273.18871622236" table:formula="of:=[.B66]*(1+[.$G$1])-[.C67]" table:style-name="ce1">
            <text:p>314273.1887</text:p>
          </table:table-cell>
          <table:table-cell office:value-type="float" office:value="29651.045247405102" table:formula="of:=[.C66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05573.68938323203" table:formula="of:=[.B67]*(1+[.$G$1])-[.C68]" table:style-name="ce1">
            <text:p>305573.6894</text:p>
          </table:table-cell>
          <table:table-cell office:value-type="float" office:value="29651.045247405102" table:formula="of:=[.C67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96294.22342804237" table:formula="of:=[.B68]*(1+[.$G$1])-[.C69]" table:style-name="ce1">
            <text:p>296294.2234</text:p>
          </table:table-cell>
          <table:table-cell office:value-type="float" office:value="29651.045247405102" table:formula="of:=[.C68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86396.12640917342" table:formula="of:=[.B69]*(1+[.$G$1])-[.C70]" table:style-name="ce1">
            <text:p>286396.1264</text:p>
          </table:table-cell>
          <table:table-cell office:value-type="float" office:value="29651.045247405102" table:formula="of:=[.C69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75838.1562557132" table:formula="of:=[.B70]*(1+[.$G$1])-[.C71]" table:style-name="ce1">
            <text:p>275838.1563</text:p>
          </table:table-cell>
          <table:table-cell office:value-type="float" office:value="29651.045247405102" table:formula="of:=[.C70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64576.32142535562" table:formula="of:=[.B71]*(1+[.$G$1])-[.C72]" table:style-name="ce1">
            <text:p>264576.3214</text:p>
          </table:table-cell>
          <table:table-cell office:value-type="float" office:value="29651.045247405102" table:formula="of:=[.C71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52563.69760630754" table:formula="of:=[.B72]*(1+[.$G$1])-[.C73]" table:style-name="ce1">
            <text:p>252563.6976</text:p>
          </table:table-cell>
          <table:table-cell office:value-type="float" office:value="29651.045247405102" table:formula="of:=[.C72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39750.23219932293" table:formula="of:=[.B73]*(1+[.$G$1])-[.C74]" table:style-name="ce1">
            <text:p>239750.2322</text:p>
          </table:table-cell>
          <table:table-cell office:value-type="float" office:value="29651.045247405102" table:formula="of:=[.C73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26082.53576520603" table:formula="of:=[.B74]*(1+[.$G$1])-[.C75]" table:style-name="ce1">
            <text:p>226082.5358</text:p>
          </table:table-cell>
          <table:table-cell office:value-type="float" office:value="29651.045247405102" table:formula="of:=[.C74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11503.65956881468" table:formula="of:=[.B75]*(1+[.$G$1])-[.C76]" table:style-name="ce1">
            <text:p>211503.6596</text:p>
          </table:table-cell>
          <table:table-cell office:value-type="float" office:value="29651.045247405102" table:formula="of:=[.C75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95952.85829266388" table:formula="of:=[.B76]*(1+[.$G$1])-[.C77]" table:style-name="ce1">
            <text:p>195952.8583</text:p>
          </table:table-cell>
          <table:table-cell office:value-type="float" office:value="29651.045247405102" table:formula="of:=[.C76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9365.33693143638" table:formula="of:=[.B77]*(1+[.$G$1])-[.C78]" table:style-name="ce1">
            <text:p>179365.3369</text:p>
          </table:table-cell>
          <table:table-cell office:value-type="float" office:value="29651.045247405102" table:formula="of:=[.C77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61671.98081279371" table:formula="of:=[.B78]*(1+[.$G$1])-[.C79]" table:style-name="ce1">
            <text:p>161671.9808</text:p>
          </table:table-cell>
          <table:table-cell office:value-type="float" office:value="29651.045247405102" table:formula="of:=[.C78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42799.06761957487" table:formula="of:=[.B79]*(1+[.$G$1])-[.C80]" table:style-name="ce1">
            <text:p>142799.0676</text:p>
          </table:table-cell>
          <table:table-cell office:value-type="float" office:value="29651.045247405102" table:formula="of:=[.C79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22667.96021347475" table:formula="of:=[.B80]*(1+[.$G$1])-[.C81]" table:style-name="ce1">
            <text:p>122667.9602</text:p>
          </table:table-cell>
          <table:table-cell office:value-type="float" office:value="29651.045247405102" table:formula="of:=[.C80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1194.7789803013" table:formula="of:=[.B81]*(1+[.$G$1])-[.C82]" table:style-name="ce1">
            <text:p>101194.779</text:p>
          </table:table-cell>
          <table:table-cell office:value-type="float" office:value="29651.045247405102" table:formula="of:=[.C81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8290.052331582949" table:formula="of:=[.B82]*(1+[.$G$1])-[.C83]" table:style-name="ce1">
            <text:p>78290.05233</text:p>
          </table:table-cell>
          <table:table-cell office:value-type="float" office:value="29651.045247405102" table:formula="of:=[.C82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3858.343906283379" table:formula="of:=[.B83]*(1+[.$G$1])-[.C84]" table:style-name="ce1">
            <text:p>53858.34391</text:p>
          </table:table-cell>
          <table:table-cell office:value-type="float" office:value="29651.045247405102" table:formula="of:=[.C83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7797.854919297166" table:formula="of:=[.B84]*(1+[.$G$1])-[.C85]" table:style-name="ce1">
            <text:p>27797.85492</text:p>
          </table:table-cell>
          <table:table-cell office:value-type="float" office:value="29651.045247405102" table:formula="of:=[.C84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-1.5479236026294529E-7" table:formula="of:=[.B85]*(1+[.$G$1])-[.C86]" table:style-name="ce1">
            <text:p>-1.54792E-07</text:p>
          </table:table-cell>
          <table:table-cell office:value-type="float" office:value="29651.045247405102" table:formula="of:=[.C85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29651.045247570215" table:formula="of:=[.B86]*(1+[.$G$1])-[.C87]" table:style-name="ce1">
            <text:p>-29651.04525</text:p>
          </table:table-cell>
          <table:table-cell office:value-type="float" office:value="29651.045247405102" table:formula="of:=[.C86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-61278.826844813331" table:formula="of:=[.B87]*(1+[.$G$1])-[.C88]" table:style-name="ce1">
            <text:p>-61278.82684</text:p>
          </table:table-cell>
          <table:table-cell office:value-type="float" office:value="29651.045247405102" table:formula="of:=[.C87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95015.127215205983" table:formula="of:=[.B88]*(1+[.$G$1])-[.C89]" table:style-name="ce1">
            <text:p>-95015.12722</text:p>
          </table:table-cell>
          <table:table-cell office:value-type="float" office:value="29651.045247405102" table:formula="of:=[.C88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-131000.51427695814" table:formula="of:=[.B89]*(1+[.$G$1])-[.C90]" table:style-name="ce1">
            <text:p>-131000.5143</text:p>
          </table:table-cell>
          <table:table-cell office:value-type="float" office:value="29651.045247405102" table:formula="of:=[.C89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169384.9271428271" table:formula="of:=[.B90]*(1+[.$G$1])-[.C91]" table:style-name="ce1">
            <text:p>-169384.9271</text:p>
          </table:table-cell>
          <table:table-cell office:value-type="float" office:value="29651.045247405102" table:formula="of:=[.C90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210328.30086642067" table:formula="of:=[.B91]*(1+[.$G$1])-[.C92]" table:style-name="ce1">
            <text:p>-210328.3009</text:p>
          </table:table-cell>
          <table:table-cell office:value-type="float" office:value="29651.045247405102" table:formula="of:=[.C91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-254001.23283825381" table:formula="of:=[.B92]*(1+[.$G$1])-[.C93]" table:style-name="ce1">
            <text:p>-254001.2328</text:p>
          </table:table-cell>
          <table:table-cell office:value-type="float" office:value="29651.045247405102" table:formula="of:=[.C92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300585.6936082092" table:formula="of:=[.B93]*(1+[.$G$1])-[.C94]" table:style-name="ce1">
            <text:p>-300585.6936</text:p>
          </table:table-cell>
          <table:table-cell office:value-type="float" office:value="29651.045247405102" table:formula="of:=[.C93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-350275.78509616159" table:formula="of:=[.B94]*(1+[.$G$1])-[.C95]" table:style-name="ce1">
            <text:p>-350275.7851</text:p>
          </table:table-cell>
          <table:table-cell office:value-type="float" office:value="29651.045247405102" table:formula="of:=[.C94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-403278.54934997746" table:formula="of:=[.B95]*(1+[.$G$1])-[.C96]" table:style-name="ce1">
            <text:p>-403278.5493</text:p>
          </table:table-cell>
          <table:table-cell office:value-type="float" office:value="29651.045247405102" table:formula="of:=[.C95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-459814.83122071443" table:formula="of:=[.B96]*(1+[.$G$1])-[.C97]" table:style-name="ce1">
            <text:p>-459814.8312</text:p>
          </table:table-cell>
          <table:table-cell office:value-type="float" office:value="29651.045247405102" table:formula="of:=[.C96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-520120.19854950049" table:formula="of:=[.B97]*(1+[.$G$1])-[.C98]" table:style-name="ce1">
            <text:p>-520120.1985</text:p>
          </table:table-cell>
          <table:table-cell office:value-type="float" office:value="29651.045247405102" table:formula="of:=[.C97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-584445.92370020563" table:formula="of:=[.B98]*(1+[.$G$1])-[.C99]" table:style-name="ce1">
            <text:p>-584445.9237</text:p>
          </table:table-cell>
          <table:table-cell office:value-type="float" office:value="29651.045247405102" table:formula="of:=[.C98]" table:style-name="ce1">
            <text:p>29651.04525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-653060.03052762442" table:formula="of:=[.B99]*(1+[.$G$1])-[.C100]" table:style-name="ce1">
            <text:p>-653060.0305</text:p>
          </table:table-cell>
          <table:table-cell office:value-type="float" office:value="29651.045247405102" table:formula="of:=[.C99]" table:style-name="ce1">
            <text:p>29651.04525</text:p>
          </table:table-cell>
          <table:table-cell table:number-columns-repeated="16381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Resego Morei</dc:creator>
    <meta:creation-date>2021-04-18T21:54:08Z</meta:creation-date>
    <dc:date>2021-04-18T22:19:43Z</dc:date>
    <meta:editing-cycles>6</meta:editing-cycles>
    <meta:editing-duration>PT2207S</meta:editing-duration>
  </office:meta>
</office:document-meta>
</file>